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596263333333333" calcext:value-type="float">
            <text:p>0,59626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611441777777778" calcext:value-type="float">
            <text:p>0,611441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629895888888889" calcext:value-type="float">
            <text:p>0,6298958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877538111111111" calcext:value-type="float">
            <text:p>0,87753811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0.361529111111111" calcext:value-type="float">
            <text:p>0,36152911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370801" calcext:value-type="float">
            <text:p>0,3708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385006555555556" calcext:value-type="float">
            <text:p>0,385006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555832111111111" calcext:value-type="float">
            <text:p>0,55583211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257120888888889" calcext:value-type="float">
            <text:p>0,2571208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260898555555555" calcext:value-type="float">
            <text:p>0,2608985555555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78582111111111" calcext:value-type="float">
            <text:p>0,27858211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393300333333333" calcext:value-type="float">
            <text:p>0,393300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124112444444444" calcext:value-type="float">
            <text:p>0,1241124444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129230888888889" calcext:value-type="float">
            <text:p>0,1292308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138703777777778" calcext:value-type="float">
            <text:p>0,138703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203384888888889" calcext:value-type="float">
            <text:p>0,2033848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872335555555556" calcext:value-type="float">
            <text:p>0,087233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890587777777778" calcext:value-type="float">
            <text:p>0,089058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103008555555556" calcext:value-type="float">
            <text:p>0,103008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145452777777778" calcext:value-type="float">
            <text:p>0,145452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19708" calcext:value-type="float">
            <text:p>0,019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226475555555556" calcext:value-type="float">
            <text:p>0,022647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327922222222222" calcext:value-type="float">
            <text:p>0,03279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584437777777778" calcext:value-type="float">
            <text:p>0,0584437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5:02:19.414274702</meta:creation-date>
    <dc:date>2021-03-16T15:03:25.067154592</dc:date>
    <meta:editing-duration>PT1M6S</meta:editing-duration>
    <meta:editing-cycles>1</meta:editing-cycles>
    <meta:document-statistic meta:table-count="1" meta:cell-count="120" meta:object-count="0"/>
    <meta:generator>LibreOffice/6.4.6.2$Linux_X86_64 LibreOffice_project/40$Build-2</meta:generator>
  </office:meta>
</office:document-meta>
</file>